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49cm" fo:border="0.06pt solid #e3e3e3"/>
    </style:style>
    <style:style style:name="P2" style:family="paragraph" style:parent-style-name="Text_20_body">
      <style:paragraph-properties fo:text-align="center" style:justify-single-word="false" fo:padding="0.049cm" fo:border="0.06pt solid #e3e3e3"/>
    </style:style>
    <style:style style:name="P3" style:family="paragraph" style:parent-style-name="Standard">
      <style:text-properties officeooo:rsid="00150566"/>
    </style:style>
    <style:style style:name="P4" style:family="paragraph" style:parent-style-name="Text_20_body">
      <style:paragraph-properties fo:padding="0.049cm" fo:border="0.06pt solid #e3e3e3"/>
      <style:text-properties officeooo:paragraph-rsid="0015d695"/>
    </style:style>
    <style:style style:name="P5" style:family="paragraph" style:parent-style-name="Standard" style:list-style-name="L5">
      <style:paragraph-properties fo:margin-top="0cm" fo:margin-bottom="0cm" style:contextual-spacing="false" fo:padding="0.049cm" fo:border="0.06pt solid #e3e3e3"/>
      <style:text-properties fo:font-weight="bold" officeooo:paragraph-rsid="0015d695" style:font-weight-asian="bold" style:font-weight-complex="bold"/>
    </style:style>
    <style:style style:name="P6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7" style:family="paragraph" style:parent-style-name="Text_20_body" style:list-style-name="L1">
      <style:paragraph-properties fo:padding="0.049cm" fo:border="0.06pt solid #e3e3e3"/>
    </style:style>
    <style:style style:name="P8" style:family="paragraph" style:parent-style-name="Text_20_body" style:list-style-name="L2">
      <style:paragraph-properties fo:padding="0.049cm" fo:border="0.06pt solid #e3e3e3"/>
    </style:style>
    <style:style style:name="P9" style:family="paragraph" style:parent-style-name="Text_20_body" style:list-style-name="L3">
      <style:paragraph-properties fo:margin-top="0cm" fo:margin-bottom="0cm" style:contextual-spacing="false" fo:padding="0.049cm" fo:border="0.06pt solid #e3e3e3"/>
      <style:text-properties officeooo:paragraph-rsid="00137e85"/>
    </style:style>
    <style:style style:name="P10" style:family="paragraph" style:parent-style-name="Text_20_body" style:list-style-name="L3">
      <style:paragraph-properties fo:margin-top="0cm" fo:margin-bottom="0cm" style:contextual-spacing="false" fo:padding="0.049cm" fo:border="0.06pt solid #e3e3e3"/>
    </style:style>
    <style:style style:name="P11" style:family="paragraph" style:parent-style-name="Text_20_body" style:list-style-name="L3">
      <style:paragraph-properties fo:padding="0.049cm" fo:border="0.06pt solid #e3e3e3"/>
    </style:style>
    <style:style style:name="P12" style:family="paragraph" style:parent-style-name="Text_20_body" style:list-style-name="L4">
      <style:paragraph-properties fo:margin-top="0cm" fo:margin-bottom="0cm" style:contextual-spacing="false" fo:padding="0.049cm" fo:border="0.06pt solid #e3e3e3"/>
    </style:style>
    <style:style style:name="P13" style:family="paragraph" style:parent-style-name="Text_20_body" style:list-style-name="L4">
      <style:paragraph-properties fo:margin-top="0cm" fo:margin-bottom="0cm" style:contextual-spacing="false" fo:padding="0.049cm" fo:border="0.06pt solid #e3e3e3"/>
      <style:text-properties officeooo:paragraph-rsid="0015d695"/>
    </style:style>
    <style:style style:name="P14" style:family="paragraph" style:parent-style-name="Text_20_body" style:list-style-name="L4">
      <style:paragraph-properties fo:margin-top="0cm" fo:margin-bottom="0cm" style:contextual-spacing="false" fo:padding="0.049cm" fo:border="0.06pt solid #e3e3e3"/>
      <style:text-properties officeooo:rsid="0015d695" officeooo:paragraph-rsid="0015d695"/>
    </style:style>
    <style:style style:name="P15" style:family="paragraph" style:parent-style-name="Text_20_body" style:list-style-name="L5">
      <style:paragraph-properties fo:padding="0.049cm" fo:border="0.06pt solid #e3e3e3"/>
      <style:text-properties officeooo:rsid="0015d695" officeooo:paragraph-rsid="0015d695"/>
    </style:style>
    <style:style style:name="P16" style:family="paragraph" style:parent-style-name="Text_20_body" style:list-style-name="L5">
      <style:paragraph-properties fo:margin-top="0cm" fo:margin-bottom="0cm" style:contextual-spacing="false" fo:padding="0.049cm" fo:border="0.06pt solid #e3e3e3"/>
    </style:style>
    <style:style style:name="P17" style:family="paragraph" style:parent-style-name="Text_20_body" style:list-style-name="L5">
      <style:paragraph-properties fo:margin-top="0cm" fo:margin-bottom="0cm" style:contextual-spacing="false" fo:padding="0.049cm" fo:border="0.06pt solid #e3e3e3"/>
      <style:text-properties officeooo:paragraph-rsid="0012abc1"/>
    </style:style>
    <style:style style:name="P18" style:family="paragraph" style:parent-style-name="Text_20_body" style:list-style-name="L5">
      <style:paragraph-properties fo:padding="0.049cm" fo:border="0.06pt solid #e3e3e3"/>
      <style:text-properties officeooo:paragraph-rsid="0012abc1"/>
    </style:style>
    <style:style style:name="P19" style:family="paragraph" style:parent-style-name="Text_20_body" style:list-style-name="L5">
      <style:paragraph-properties fo:margin-top="0cm" fo:margin-bottom="0cm" style:contextual-spacing="false" fo:padding="0.049cm" fo:border="0.06pt solid #e3e3e3"/>
      <style:text-properties officeooo:paragraph-rsid="0015d695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12abc1"/>
    </style:style>
    <style:style style:name="T3" style:family="text">
      <style:text-properties fo:color="#ff860d" loext:opacity="100%" fo:font-size="16pt" officeooo:rsid="0012abc1" fo:background-color="transparent" loext:char-shading-value="0" style:font-size-asian="16pt" style:font-size-complex="16pt" loext:padding="0.049cm" loext:border="0.06pt solid #e3e3e3"/>
    </style:style>
    <style:style style:name="T4" style:family="text">
      <style:text-properties fo:color="#ff860d" loext:opacity="100%" fo:font-size="16pt" fo:background-color="transparent" loext:char-shading-value="0" style:font-size-asian="16pt" style:font-size-complex="16pt" loext:padding="0.049cm" loext:border="0.06pt solid #e3e3e3"/>
    </style:style>
    <style:style style:name="T5" style:family="text">
      <style:text-properties officeooo:rsid="00137e85"/>
    </style:style>
    <style:style style:name="T6" style:family="text">
      <style:text-properties officeooo:rsid="0015d695"/>
    </style:style>
    <style:style style:name="T7" style:family="text">
      <style:text-properties officeooo:rsid="001697c7"/>
    </style:style>
    <style:style style:name="T8" style:family="text">
      <style:text-properties fo:font-weight="normal" officeooo:rsid="001697c7" style:font-weight-asian="normal" style:font-weight-complex="normal" loext:padding="0.049cm" loext:border="0.06pt solid #e3e3e3"/>
    </style:style>
    <style:style style:name="T9" style:family="text">
      <style:text-properties officeooo:rsid="0017e857"/>
    </style:style>
    <style:style style:name="T10" style:family="text">
      <style:text-properties officeooo:rsid="0018828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3">P</text:span></text:span><text:span text:style-name="Strong_20_Emphasis"><text:span text:style-name="T4">ágina Web de Naruto</text:span></text:span></text:p>
      <text:p text:style-name="P1"><text:span text:style-name="Strong_20_Emphasis"><text:span text:style-name="T1">Equipo:</text:span></text:span></text:p>
      <text:list xml:id="list1597249687" text:style-name="L1">
        <text:list-item>
          <text:p text:style-name="P6">Miembros: Lucas Sánchez, Lucas Chacón y Jorge Pastor.</text:p>
        </text:list-item>
        <text:list-item>
          <text:p text:style-name="P7">Jefe de equipo: Lucas Chacón.</text:p>
        </text:list-item>
      </text:list>
      <text:p text:style-name="P1"><text:span text:style-name="Strong_20_Emphasis"><text:span text:style-name="T1">Tema de la Web:</text:span></text:span></text:p>
      <text:list xml:id="list2098205444" text:style-name="L2">
        <text:list-item>
          <text:p text:style-name="P8">Es una página web dedicada a Naruto y su universo, <text:span text:style-name="T5">en la que puedes ser socio y enterarte de las ultimas novedades</text:span>.</text:p>
        </text:list-item>
      </text:list>
      <text:p text:style-name="P1"><text:span text:style-name="Strong_20_Emphasis"><text:span text:style-name="T1">Responsabilidades de cada miembro:</text:span></text:span></text:p>
      <text:list xml:id="list932837858" text:style-name="L3">
        <text:list-item>
          <text:p text:style-name="P9">Jorge Pastor: Página de Naruto.</text:p>
        </text:list-item>
        <text:list-item>
          <text:p text:style-name="P9">Lucas Chacón: Página de Naruto Shippuden.</text:p>
        </text:list-item>
        <text:list-item>
          <text:p text:style-name="P10">Lucas Sánchez: Página de Boruto.</text:p>
        </text:list-item>
        <text:list-item>
          <text:p text:style-name="P11">Página principal y página de "Hazte Socio": Trabajo conjunto de los tres.</text:p>
        </text:list-item>
      </text:list>
      <text:p text:style-name="P1"><text:span text:style-name="Strong_20_Emphasis"><text:span text:style-name="T1">Componentes: </text:span></text:span><text:span text:style-name="Strong_20_Emphasis"><text:span text:style-name="T8">Implementado por todos</text:span></text:span></text:p>
      <text:list xml:id="list675729797" text:style-name="L4">
        <text:list-item>
          <text:p text:style-name="P12">Carousel: <text:span text:style-name="T7">para las fotos dinámicas. </text:span></text:p>
        </text:list-item>
        <text:list-item>
          <text:p text:style-name="P13">Alerts: <text:span text:style-name="T7">para poner alertas de spoiler, etc. </text:span></text:p>
        </text:list-item>
        <text:list-item>
          <text:p text:style-name="P14">Button: <text:span text:style-name="T7">para el desarrollo del ver más. </text:span></text:p>
        </text:list-item>
        <text:list-item>
          <text:p text:style-name="P14">List Group: <text:span text:style-name="T7">para el menú desplegable del móvil y de la tablet. </text:span></text:p>
        </text:list-item>
        <text:list-item>
          <text:p text:style-name="P13"><text:span text:style-name="T6">Navbar: </text:span><text:span text:style-name="T7">para la barra del menú. </text:span></text:p>
        </text:list-item>
      </text:list>
      <text:p text:style-name="P4"><text:span text:style-name="Strong_20_Emphasis"><text:span text:style-name="T1">Diseño:</text:span></text:span></text:p>
      <text:list xml:id="list3248182154" text:style-name="L5">
        <text:list-item>
          <text:p text:style-name="P16"><text:span text:style-name="Strong_20_Emphasis"><text:span text:style-name="T1">Para Móvil:</text:span></text:span></text:p>
          <text:list>
            <text:list-item>
              <text:p text:style-name="P16">Menú contraído <text:span text:style-name="T9">vertical</text:span>, una columna <text:span text:style-name="T2">y</text:span> una foto <text:span text:style-name="T2">de carousel</text:span>.</text:p>
            </text:list-item>
          </text:list>
        </text:list-item>
        <text:list-item>
          <text:p text:style-name="P16"><text:span text:style-name="Strong_20_Emphasis"><text:span text:style-name="T1">Para Tablets:</text:span></text:span></text:p>
          <text:list>
            <text:list-item>
              <text:p text:style-name="P17">Menú contraído <text:span text:style-name="T9">vertical</text:span>, dos columnas <text:span text:style-name="T2">y </text:span>con <text:span text:style-name="T10">do</text:span>s fotos <text:span text:style-name="T2">de carousel</text:span>.</text:p>
            </text:list-item>
          </text:list>
        </text:list-item>
        <text:list-item>
          <text:p text:style-name="P16"><text:span text:style-name="Strong_20_Emphasis"><text:span text:style-name="T1">Para Ordenador:</text:span></text:span></text:p>
          <text:list>
            <text:list-item>
              <text:p text:style-name="P18">Menú en barra, dos columnas y <text:span text:style-name="T2">con cuatro</text:span> de fotos <text:span text:style-name="T2">de carousel</text:span>.</text:p>
            </text:list-item>
          </text:list>
          <text:p text:style-name="P5">Estilos CSS:</text:p>
          <text:list>
            <text:list-item text:start-value="1">
              <text:p text:style-name="P19">Estilo para la página principal.</text:p>
            </text:list-item>
            <text:list-item>
              <text:p text:style-name="P19">Estilo para las páginas secundarias.</text:p>
            </text:list-item>
            <text:list-item>
              <text:p text:style-name="P19">Estilo para el formulario.</text:p>
            </text:list-item>
          </text:list>
        </text:list-item>
        <text:list-item>
          <text:p text:style-name="P15">Colores principales: Blanco, naranja y negro <text:span text:style-name="T5">(Colores del atuendo de Naruto)</text:span>.</text:p>
        </text:list-item>
      </text:list>
      <text:p text:style-name="Standard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3:02:03.066199908</meta:creation-date>
    <dc:date>2024-03-21T09:16:58.785770188</dc:date>
    <meta:editing-duration>PT18M4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207" meta:character-count="1140" meta:non-whitespace-character-count="980"/>
  </office:meta>
</office:document-meta>
</file>